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table:style-name="Default" office:value-type="string" calcext:value-type="string">
            <text:p>DAY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45M00S" calcext:value-type="time">
            <text:p>02:45:00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30M00S" calcext:value-type="time">
            <text:p>09:30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3:57:32.40293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4T05:59:44.786162218</dc:date>
    <meta:editing-duration>PT36M33S</meta:editing-duration>
    <meta:editing-cycles>15</meta:editing-cycles>
    <meta:document-statistic meta:table-count="1" meta:cell-count="985" meta:object-count="0"/>
  </office:meta>
</office:document-meta>
</file>